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052a7" officeooo:paragraph-rsid="000052a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include&lt;iostream&gt;</text:p>
      <text:p text:style-name="P1">#include&lt;vector&gt;</text:p>
      <text:p text:style-name="P1">#include&lt;stdlib.h&gt;</text:p>
      <text:p text:style-name="P1"/>
      <text:p text:style-name="P1">#include "ss_table.h"</text:p>
      <text:p text:style-name="P1">using namespace std;</text:p>
      <text:p text:style-name="P1"/>
      <text:p text:style-name="P1"/>
      <text:p text:style-name="P1"/>
      <text:p text:style-name="P1">template&lt;typename T&gt;</text:p>
      <text:p text:style-name="P1">struct table;</text:p>
      <text:p text:style-name="P1"/>
      <text:p text:style-name="P1">void lin_ker(table&lt;int&gt;&amp; M);</text:p>
      <text:p text:style-name="P1"/>
      <text:p text:style-name="P1">int main(int args, char* argv[]){</text:p>
      <text:p text:style-name="P1"><text:s text:c="2"/>//argumentum ellenorzes (ha 0 vagy betu akkor lebegopontos kivetelt dob)</text:p>
      <text:p text:style-name="P1"><text:s text:c="2"/>cout &lt;&lt; "Alkalmazott Modul - Programozas : 1. Beadando" &lt;&lt; endl</text:p>
      <text:p text:style-name="P1"><text:s text:c="7"/>&lt;&lt; "Keszitette: Balogh Ferenc (LNBZVX)" &lt;&lt; endl</text:p>
      <text:p text:style-name="P1"><text:s text:c="7"/>&lt;&lt; endl &lt;&lt; "***" &lt;&lt; endl &lt;&lt; endl;</text:p>
      <text:p text:style-name="P1"><text:s text:c="2"/>if(args &gt; 2){</text:p>
      <text:p text:style-name="P1"><text:s text:c="4"/>cout &lt;&lt; "Nagy szamu parametert kaptam az argumentumban. Feltetelezem, hogy ezek adatok es megprobalom feldolgozni." &lt;&lt; endl;</text:p>
      <text:p text:style-name="P1"><text:s text:c="4"/>if( (args-2)%atoi(argv[1])!=0 ){</text:p>
      <text:p text:style-name="P1"><text:s text:c="6"/>cout &lt;&lt; "A bemenet nem megfelelo! Kilepes!" &lt;&lt; endl;</text:p>
      <text:p text:style-name="P1"><text:s text:c="6"/>exit(1);</text:p>
      <text:p text:style-name="P1"><text:s text:c="4"/>}</text:p>
      <text:p text:style-name="P1"><text:s text:c="4"/>//struct matrix</text:p>
      <text:p text:style-name="P1"><text:s text:c="4"/>table&lt;int&gt; M(atoi(argv[1]),atoi(argv[1]));</text:p>
      <text:p text:style-name="P1"><text:s text:c="4"/>//fill </text:p>
      <text:p text:style-name="P1"><text:s text:c="4"/>int a=0;</text:p>
      <text:p text:style-name="P1"><text:s text:c="4"/>for (int i = 0; i &lt; args-2; i++){</text:p>
      <text:p text:style-name="P1"><text:s text:c="6"/>M.data[a][i%atoi(argv[1])] = atoi(argv[i+2]);</text:p>
      <text:p text:style-name="P1"><text:s text:c="6"/>if(i%atoi(argv[1]) == atoi(argv[1])-1)</text:p>
      <text:p text:style-name="P1"><text:s text:c="8"/>a++;</text:p>
      <text:p text:style-name="P1"><text:s text:c="4"/>}</text:p>
      <text:p text:style-name="P1"><text:s text:c="4"/>print_t(M);</text:p>
      <text:p text:style-name="P1"><text:s text:c="4"/>cout &lt;&lt; "Sikeres beolvasas az argumentumokbol!" &lt;&lt; endl</text:p>
      <text:p text:style-name="P1"><text:s text:c="9"/>&lt;&lt; endl &lt;&lt; "***" &lt;&lt; endl &lt;&lt; endl;</text:p>
      <text:p text:style-name="P1"><text:s text:c="4"/>//searcher</text:p>
      <text:p text:style-name="P1"><text:s text:c="4"/>lin_ker(M);</text:p>
      <text:p text:style-name="P1"><text:s text:c="2"/>}else{</text:p>
      <text:p text:style-name="P1"><text:s text:c="4"/>if(args == 2){cout &lt;&lt; "Egyetlen parameter lett megadva. Nincsen ilyen opcio!" &lt;&lt; endl;}</text:p>
      <text:p text:style-name="P1"><text:s text:c="4"/>cout &lt;&lt; "Az adatok bevitele a std-bemenetrol fog tortenni, kerem kovesse az utasitasokat." &lt;&lt; endl</text:p>
      <text:p text:style-name="P1"><text:s text:c="9"/>&lt;&lt; endl &lt;&lt; "***" &lt;&lt; endl &lt;&lt; endl;</text:p>
      <text:p text:style-name="P1"><text:s text:c="4"/>//reader</text:p>
      <text:p text:style-name="P1"><text:s text:c="4"/>cout &lt;&lt; "Kerem adja meg a negyzetes matrix meretet: ";</text:p>
      <text:p text:style-name="P1"><text:s text:c="4"/>int w;</text:p>
      <text:p text:style-name="P1"><text:s text:c="4"/>cin &gt;&gt; w;</text:p>
      <text:p text:style-name="P1"><text:s text:c="4"/>cin.ignore(256, '\n');</text:p>
      <text:p text:style-name="P1"><text:s text:c="4"/>while(cin.fail()){</text:p>
      <text:p text:style-name="P1"><text:s text:c="6"/>cin.clear();</text:p>
      <text:p text:style-name="P1"><text:soft-page-break/><text:s text:c="6"/>cin.ignore(256, '\n');</text:p>
      <text:p text:style-name="P1"><text:s text:c="6"/>cout &lt;&lt; "Nem megfelelo bemenet! A matrix merete egesz szam, kerem ijron be egesz szamot: ";</text:p>
      <text:p text:style-name="P1"><text:s text:c="6"/>cin &gt;&gt; w;</text:p>
      <text:p text:style-name="P1"><text:s text:c="4"/>}</text:p>
      <text:p text:style-name="P1"><text:s text:c="4"/>cout &lt;&lt; "Ha standard-bementrol szeretne bevinni a matrix elemeit, kerem gepelje be, hogy 'std'." &lt;&lt; endl</text:p>
      <text:p text:style-name="P1"><text:s text:c="9"/>&lt;&lt; "Ha nem vigyen be egy tetszoleges karaktert (egyebkent minden mas esetben filebol olvas a program." &lt;&lt; endl</text:p>
      <text:p text:style-name="P1"><text:s text:c="9"/>&lt;&lt; "A valasz: ";</text:p>
      <text:p text:style-name="P1"><text:s text:c="4"/>table&lt;int&gt; M(w,w);</text:p>
      <text:p text:style-name="P1"><text:s text:c="4"/>string s;</text:p>
      <text:p text:style-name="P1"><text:s text:c="4"/>cin &gt;&gt; s;</text:p>
      <text:p text:style-name="P1"><text:s text:c="4"/>if(s == "std"){read_std(M);}</text:p>
      <text:p text:style-name="P1"><text:s text:c="4"/>else{read_file(M);}</text:p>
      <text:p text:style-name="P1"><text:s text:c="4"/>print_t(M);</text:p>
      <text:p text:style-name="P1"><text:s text:c="4"/>cout &lt;&lt; "A beolvasas sikeresen megtortent!" &lt;&lt; endl</text:p>
      <text:p text:style-name="P1"><text:s text:c="9"/>&lt;&lt; endl &lt;&lt; "***" &lt;&lt; endl &lt;&lt; endl;</text:p>
      <text:p text:style-name="P1"><text:s text:c="4"/>//searcher</text:p>
      <text:p text:style-name="P1"><text:s text:c="4"/>lin_ker(M);</text:p>
      <text:p text:style-name="P1"><text:s text:c="2"/>}</text:p>
      <text:p text:style-name="P1"><text:s text:c="2"/>//searcher - no result</text:p>
      <text:p text:style-name="P1"><text:s text:c="2"/>cout &lt;&lt; "A teljes matrixot atvizsgaltam, de nem talaltam a feltetelnek megfelelo oszlopot." &lt;&lt; endl</text:p>
      <text:p text:style-name="P1"><text:s text:c="7"/>&lt;&lt; "A program ezzel befejezte futasat es kilep." &lt;&lt; endl;</text:p>
      <text:p text:style-name="P1"><text:s text:c="2"/>return 0;</text:p>
      <text:p text:style-name="P1">}</text:p>
      <text:p text:style-name="P1"/>
      <text:p text:style-name="P1"/>
      <text:p text:style-name="P1"/>
      <text:p text:style-name="P1"/>
      <text:p text:style-name="P1"/>
      <text:p text:style-name="P1">void lin_ker(table&lt;int&gt;&amp; M){</text:p>
      <text:p text:style-name="P1"><text:s text:c="2"/>//1.kereses</text:p>
      <text:p text:style-name="P1"><text:s text:c="2"/>int n = M.data.size();</text:p>
      <text:p text:style-name="P1"><text:s text:c="2"/>bool l = false;</text:p>
      <text:p text:style-name="P1"><text:s text:c="2"/>for (int j = 0; j&lt;n-1; j++){</text:p>
      <text:p text:style-name="P1"><text:s text:c="4"/>//2.kereses</text:p>
      <text:p text:style-name="P1"><text:s text:c="4"/>l = true;</text:p>
      <text:p text:style-name="P1"><text:s text:c="4"/>for (int i = j+1; i&lt;n; i++){</text:p>
      <text:p text:style-name="P1"><text:s text:c="6"/>if (M.data[i][j] != 0){</text:p>
      <text:p text:style-name="P1"><text:s text:c="8"/>l = false;</text:p>
      <text:p text:style-name="P1"><text:s text:c="6"/>}</text:p>
      <text:p text:style-name="P1"><text:s text:c="4"/>}</text:p>
      <text:p text:style-name="P1"><text:s text:c="4"/>if(l){</text:p>
      <text:p text:style-name="P1"><text:s text:c="6"/>cout &lt;&lt; "Talaltunk az also haromszogben csupa nulla oszlopot, megpedig az elso ilyen: " &lt;&lt; j+1 &lt;&lt; "-edik oszlop." &lt;&lt; endl</text:p>
      <text:p text:style-name="P1"><text:s text:c="11"/>&lt;&lt; "A keresest ezzel befejeztuk és a program sikeresen lefutott." &lt;&lt; endl;</text:p>
      <text:p text:style-name="P1"><text:s text:c="6"/>exit(2);</text:p>
      <text:p text:style-name="P1"><text:s text:c="4"/>}</text:p>
      <text:p text:style-name="P1"><text:s text:c="2"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1T22:57:51.435214051</meta:creation-date>
    <dc:date>2013-11-01T22:58:36.280153513</dc:date>
    <meta:editing-duration>P0D</meta:editing-duration>
    <meta:editing-cycles>1</meta:editing-cycles>
    <meta:document-statistic meta:table-count="0" meta:image-count="0" meta:object-count="0" meta:page-count="2" meta:paragraph-count="86" meta:word-count="390" meta:character-count="2781" meta:non-whitespace-character-count="2133"/>
    <meta:generator>LibreOffice/4.1.2.3$Linux_X86_64 LibreOffice_project/410$Build-3</meta:generator>
  </office:meta>
</office:document-meta>
</file>